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812cm" fo:min-width="0.562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738cm" fo:min-width="3.4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000000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000000" draw:marker-start="Arrow" draw:marker-start-width="0.518cm" draw:marker-end-width="0.518cm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83cm"/>
    </style:style>
    <style:style style:name="gr9" style:family="graphic" style:parent-style-name="standard">
      <style:graphic-properties draw:stroke="none" svg:stroke-width="0.212cm" svg:stroke-color="#000000" draw:marker-start-width="0.518cm" draw:marker-end-width="0.518cm" draw:fill="none" draw:fill-color="#ffffff" draw:textarea-vertical-align="middle" draw:auto-grow-height="true" draw:auto-grow-width="false" fo:max-height="0cm" fo:min-height="1.48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48cm" fo:min-width="4.344cm" fo:padding-top="0.178cm" fo:padding-bottom="0.178cm" fo:padding-left="0.303cm" fo:padding-right="0.303cm"/>
    </style:style>
    <style:style style:name="gr1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464cm" fo:min-width="3.778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226cm" fo:min-width="3.855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226cm" fo:min-width="5.377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9.738cm" fo:min-width="11.488cm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24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897cm" fo:min-width="4.344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3cm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51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83cm"/>
    </style:style>
    <style:style style:name="gr2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9.138cm" fo:min-width="9.288cm" fo:padding-top="0.231cm" fo:padding-bottom="0.231cm" fo:padding-left="0.356cm" fo:padding-right="0.35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width="0.106cm" svg:stroke-color="#000000" draw:marker-start-width="0.359cm" draw:marker-end-width="0.359cm" draw:fill="none" draw:textarea-horizontal-align="justify" draw:textarea-vertical-align="middle" draw:auto-grow-height="false" fo:min-height="1.244cm" fo:min-width="4.194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068cm" fo:min-width="0cm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7cm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914cm"/>
    </style:style>
    <style:style style:name="gr38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081cm" svg:stroke-color="#ff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42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5cm"/>
    </style:style>
    <style:style style:name="gr46" style:family="graphic" style:parent-style-name="standard">
      <style:graphic-properties svg:stroke-width="0.018cm" svg:stroke-color="#ff6600" draw:marker-start-width="0.227cm" draw:marker-end-width="0.227cm" draw:fill-color="#ff6600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7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49" style:family="graphic" style:parent-style-name="standard">
      <style:graphic-properties svg:stroke-width="0.018cm" svg:stroke-color="#ff6600" draw:marker-start-width="0.227cm" draw:marker-end-width="0.227cm" draw:fill-color="#ff6600" draw:textarea-horizontal-align="justify" draw:textarea-vertical-align="middle" draw:auto-grow-height="false" fo:min-height="0.034cm" fo:min-width="0cm" fo:padding-top="0.134cm" fo:padding-bottom="0.134cm" fo:padding-left="0.259cm" fo:padding-right="0.259cm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  <style:text-properties fo:font-size="20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color="#ff6600" fo:font-size="24pt" style:font-size-asian="24pt" style:font-size-complex="24pt"/>
    </style:style>
    <style:style style:name="P20" style:family="paragraph">
      <loext:graphic-properties draw:fill="none" draw:fill-color="#ffffff"/>
      <style:text-properties fo:color="#000000"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center"/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P22" style:family="paragraph">
      <loext:graphic-properties draw:fill-color="#ff6600"/>
      <style:paragraph-properties fo:text-align="center"/>
    </style:style>
    <style:style style:name="P23" style:family="paragraph">
      <style:text-properties fo:color="#ff6600"/>
    </style:style>
    <style:style style:name="P24" style:family="paragraph">
      <loext:graphic-properties draw:fill="none" draw:fill-color="#ffffff"/>
      <style:text-properties fo:color="#ff660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6600" fo:font-size="24pt" style:font-size-asian="24pt" style:font-size-complex="24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>
          <draw:custom-shape draw:style-name="gr1" draw:text-style-name="P1" xml:id="id1" draw:id="id1" draw:layer="layout" svg:width="1.8cm" svg:height="1.8cm" svg:x="2.5cm" svg:y="7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" draw:id="id2" draw:layer="layout" svg:width="4.2cm" svg:height="2.2cm" svg:x="7cm" svg:y="7.527cm">
            <text:p text:style-name="P2"><text:span text:style-name="T1">控制規律</text:span>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svg:x1="4.3cm" svg:y1="8.627cm" svg:x2="7cm" svg:y2="8.627cm" draw:start-shape="id1" draw:start-glue-point="10" draw:end-shape="id2" draw:end-glue-point="3" svg:d="M4300 8627h2700" svg:viewBox="0 0 2701 1">
            <text:p/>
          </draw:connector>
          <draw:custom-shape draw:style-name="gr2" draw:text-style-name="P3" xml:id="id3" draw:id="id3" draw:layer="layout" svg:width="4.2cm" svg:height="2.2cm" svg:x="13.3cm" svg:y="7.527cm">
            <text:p text:style-name="P2"><text:span text:style-name="T1">執行機構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" draw:id="id4" draw:layer="layout" svg:width="4.2cm" svg:height="2.2cm" svg:x="20cm" svg:y="7.527cm">
            <text:p text:style-name="P2"><text:span text:style-name="T1">受控對象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7" draw:id="id7" draw:layer="layout" svg:width="4.2cm" svg:height="2.2cm" svg:x="13.3cm" svg:y="12.527cm">
            <text:p text:style-name="P2"><text:span text:style-name="T1">傳感器</text:span>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svg:x1="11.2cm" svg:y1="8.627cm" svg:x2="13.3cm" svg:y2="8.627cm" draw:start-shape="id2" draw:start-glue-point="1" draw:end-shape="id3" draw:end-glue-point="3" svg:d="M11200 8627h2100" svg:viewBox="0 0 2101 1">
            <text:p/>
          </draw:connector>
          <draw:connector draw:style-name="gr3" draw:text-style-name="P2" draw:layer="layout" svg:x1="17.5cm" svg:y1="8.627cm" svg:x2="20cm" svg:y2="8.627cm" draw:start-shape="id3" draw:start-glue-point="1" draw:end-shape="id4" draw:end-glue-point="3" svg:d="M17500 8627h2500" svg:viewBox="0 0 2501 1">
            <text:p/>
          </draw:connector>
          <draw:connector draw:style-name="gr4" draw:text-style-name="P2" draw:layer="layout" svg:x1="0.274cm" svg:y1="8.627cm" svg:x2="2.5cm" svg:y2="8.627cm" draw:end-shape="id1" draw:end-glue-point="6" svg:d="M274 8627h2226" svg:viewBox="0 0 2227 1">
            <text:p/>
          </draw:connector>
          <draw:connector draw:style-name="gr5" draw:text-style-name="P2" xml:id="id6" draw:id="id6" draw:layer="layout" svg:x1="17.474cm" svg:y1="13.627cm" svg:x2="19.974cm" svg:y2="13.627cm" svg:d="M17474 13627h2500" svg:viewBox="0 0 2501 1">
            <text:p/>
          </draw:connector>
          <draw:connector draw:style-name="gr6" draw:text-style-name="P2" draw:layer="layout" draw:line-skew="3.313cm" svg:x1="25.587cm" svg:y1="8.627cm" svg:x2="19.974cm" svg:y2="13.627cm" draw:start-shape="id5" draw:start-glue-point="0" draw:end-shape="id6" draw:end-glue-point="3" svg:d="M25587 8627h-187v5000h-5426" svg:viewBox="0 0 5614 5001">
            <text:p/>
          </draw:connector>
          <draw:connector draw:style-name="gr3" draw:text-style-name="P2" xml:id="id5" draw:id="id5" draw:layer="layout" svg:x1="24.2cm" svg:y1="8.627cm" svg:x2="26.974cm" svg:y2="8.627cm" draw:start-shape="id4" draw:start-glue-point="1" svg:d="M24200 8627h2774" svg:viewBox="0 0 2775 1">
            <text:p/>
          </draw:connector>
          <draw:connector draw:style-name="gr7" draw:text-style-name="P2" draw:layer="layout" svg:x1="3.4cm" svg:y1="9.527cm" svg:x2="13.3cm" svg:y2="13.627cm" draw:start-shape="id1" draw:start-glue-point="8" draw:end-shape="id7" draw:end-glue-point="3" svg:d="M3400 9527v4100h9900" svg:viewBox="0 0 9901 4101">
            <text:p/>
          </draw:connector>
          <draw:frame draw:style-name="gr8" draw:text-style-name="P4" draw:layer="layout" svg:width="3cm" svg:height="1.733cm" svg:x="0.2cm" svg:y="6.327cm">
            <draw:text-box>
              <text:p text:style-name="P2">給定量</text:p>
            </draw:text-box>
          </draw:frame>
          <draw:frame draw:style-name="gr9" draw:text-style-name="P4" draw:layer="layout" svg:width="3cm" svg:height="1.733cm" svg:x="4.2cm" svg:y="10.128cm">
            <draw:text-box>
              <text:p text:style-name="P2">負回授</text:p>
            </draw:text-box>
          </draw:frame>
          <draw:frame draw:style-name="gr9" draw:text-style-name="P4" draw:layer="layout" svg:width="3.4cm" svg:height="1.733cm" svg:x="24.2cm" svg:y="6.128cm">
            <draw:text-box>
              <text:p text:style-name="P2">被控制量</text:p>
            </draw:text-box>
          </draw:frame>
          <draw:frame draw:style-name="gr9" draw:text-style-name="P5" draw:layer="layout" svg:width="1.6cm" svg:height="1.733cm" svg:x="2.6cm" svg:y="7.728cm">
            <draw:text-box>
              <text:p text:style-name="P2"><text:span text:style-name="T2">+</text:span></text:p>
            </draw:text-box>
          </draw:frame>
          <draw:frame draw:style-name="gr8" draw:text-style-name="P4" draw:layer="layout" svg:width="3cm" svg:height="1.733cm" svg:x="0.2cm" svg:y="9.328cm">
            <draw:text-box>
              <text:p text:style-name="P2">目標</text:p>
            </draw:text-box>
          </draw:frame>
        </draw:g>
        <draw:custom-shape draw:style-name="gr10" draw:text-style-name="P6" draw:layer="layout" svg:width="7cm" svg:height="3.4cm" svg:x="1cm" svg:y="0.827cm">
          <text:p text:style-name="P2"><text:span text:style-name="T3">迴授控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.2cm" svg:height="5.4cm" svg:x="6cm" svg:y="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4cm" svg:height="0.992cm" svg:x="10.2cm" svg:y="5.127cm">
          <draw:text-box>
            <text:p text:style-name="P2">模糊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draw:g>
          <draw:custom-shape draw:style-name="gr14" draw:text-style-name="P8" xml:id="id8" draw:id="id8" draw:layer="layout" svg:width="4.567cm" svg:height="2.688cm" svg:x="2.6cm" svg:y="6.173cm">
            <text:p text:style-name="P2"><text:span text:style-name="T4">腦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xml:id="id9" draw:id="id9" draw:layer="layout" svg:width="6.089cm" svg:height="2.688cm" svg:x="18.911cm" svg:y="6.173cm">
            <text:p text:style-name="P2"><text:span text:style-name="T4">對控制對象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xml:id="id10" draw:id="id10" draw:layer="layout" svg:width="4.567cm" svg:height="2.688cm" svg:x="10.973cm" svg:y="12.285cm">
            <text:p text:style-name="P2"><text:span text:style-name="T4">手臂</text:span></text:p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svg:x1="7.167cm" svg:y1="7.517cm" svg:x2="18.911cm" svg:y2="7.517cm" draw:start-shape="id8" draw:start-glue-point="1" draw:end-shape="id9" draw:end-glue-point="3" svg:d="M7167 7517h11744" svg:viewBox="0 0 11745 1">
            <text:p/>
          </draw:connector>
          <draw:connector draw:style-name="gr16" draw:text-style-name="P2" draw:layer="layout" svg:x1="21.955cm" svg:y1="8.861cm" svg:x2="15.54cm" svg:y2="13.629cm" draw:start-shape="id9" draw:start-glue-point="2" draw:end-shape="id10" draw:end-glue-point="1" svg:d="M21955 8861v4768h-6415" svg:viewBox="0 0 6416 4769">
            <text:p/>
          </draw:connector>
          <draw:connector draw:style-name="gr17" draw:text-style-name="P2" draw:layer="layout" svg:x1="4.883cm" svg:y1="8.861cm" svg:x2="10.973cm" svg:y2="13.629cm" draw:start-shape="id8" draw:start-glue-point="2" draw:end-shape="id10" draw:end-glue-point="3" svg:d="M4883 8861v4768h6090" svg:viewBox="0 0 6091 4769">
            <text:p/>
          </draw:connector>
        </draw:g>
        <draw:custom-shape draw:style-name="gr10" draw:text-style-name="P6" draw:layer="layout" svg:width="7cm" svg:height="3.4cm" svg:x="1.001cm" svg:y="0.774cm">
          <text:p text:style-name="P2"><text:span text:style-name="T3">控制對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4.2cm" svg:height="1.903cm" svg:x="11.2cm" svg:y="15.273cm">
          <draw:text-box>
            <text:p text:style-name="P2"><text:span text:style-name="T5">(</text:span><text:span text:style-name="T5">執行機</text:span><text:span text:style-name="T5">構</text:span><text:span text:style-name="T5">)</text:span></text:p>
          </draw:text-box>
        </draw:frame>
        <draw:frame draw:style-name="gr18" draw:text-style-name="P9" draw:layer="layout" svg:width="4.5cm" svg:height="1.903cm" svg:x="22.3cm" svg:y="9.174cm">
          <draw:text-box>
            <text:p text:style-name="P2"><text:span text:style-name="T5">(</text:span><text:span text:style-name="T5">受控對</text:span><text:span text:style-name="T5">象</text:span><text:span text:style-name="T5">)</text:span></text:p>
          </draw:text-box>
        </draw:frame>
        <draw:frame draw:style-name="gr18" draw:text-style-name="P9" draw:layer="layout" svg:width="4.3cm" svg:height="1.903cm" svg:x="0.4cm" svg:y="9.274cm">
          <draw:text-box>
            <text:p text:style-name="P2"><text:span text:style-name="T5">(</text:span><text:span text:style-name="T5">控制規</text:span><text:span text:style-name="T5">律</text:span><text:span text:style-name="T5">)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0">
        <draw:custom-shape draw:style-name="gr10" draw:text-style-name="P10" draw:layer="layout" svg:width="7cm" svg:height="3.4cm" svg:x="0.975cm" svg:y="0.828cm">
          <text:p text:style-name="P2"><text:span text:style-name="T6">模糊集合</text:span></text:p>
          <text:p text:style-name="P2"><text:span text:style-name="T6">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1" draw:layer="layout" svg:width="12.2cm" svg:height="10.2cm" svg:x="1.174cm" svg:y="8.227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2" draw:layer="layout" svg:width="10.6cm" svg:height="2.474cm" svg:x="1.974cm" svg:y="14.827cm">
            <draw:text-box>
              <text:p text:style-name="P2"><text:span text:style-name="T7">小芳</text:span><text:span text:style-name="T7">, </text:span><text:span text:style-name="T7">小英</text:span><text:span text:style-name="T7">, </text:span><text:span text:style-name="T7">小王</text:span></text:p>
            </draw:text-box>
          </draw:frame>
          <draw:custom-shape draw:style-name="gr21" draw:text-style-name="P13" draw:layer="layout" svg:width="7cm" svg:height="4.599cm" svg:x="3.876cm" svg:y="9.728cm">
            <text:p text:style-name="P2"><text:span text:style-name="T7">小漢</text:span><text:span text:style-name="T7">, </text:span><text:span text:style-name="T7">小松</text:span><text:span text:style-name="T7">, </text:span><text:span text:style-name="T7">小明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9" draw:layer="layout" svg:width="11.6cm" svg:height="1.903cm" svg:x="7.874cm" svg:y="4.176cm">
            <draw:text-box>
              <text:p text:style-name="P2"><text:span text:style-name="T5">男生集</text:span><text:span text:style-name="T5">合 </text:span><text:span text:style-name="T5">= </text:span><text:span text:style-name="T5">{</text:span><text:span text:style-name="T5">小漢</text:span><text:span text:style-name="T5">, </text:span><text:span text:style-name="T5">小松</text:span><text:span text:style-name="T5">, </text:span><text:span text:style-name="T5">小明</text:span><text:span text:style-name="T5">}</text:span></text:p>
            </draw:text-box>
          </draw:frame>
          <draw:frame draw:style-name="gr22" draw:text-style-name="P9" draw:layer="layout" svg:width="11.6cm" svg:height="1.903cm" svg:x="7.874cm" svg:y="5.577cm">
            <draw:text-box>
              <text:p text:style-name="P2"><text:span text:style-name="T5">女生集</text:span><text:span text:style-name="T5">合 </text:span><text:span text:style-name="T5">= </text:span><text:span text:style-name="T5">{</text:span><text:span text:style-name="T5">小芳</text:span><text:span text:style-name="T5">, </text:span><text:span text:style-name="T5">小英</text:span><text:span text:style-name="T5">, </text:span><text:span text:style-name="T5">小王</text:span><text:span text:style-name="T5">}</text:span></text:p>
            </draw:text-box>
          </draw:frame>
        </draw:g>
        <draw:frame draw:style-name="gr23" draw:text-style-name="P14" draw:layer="layout" svg:width="7.8cm" svg:height="2.401cm" svg:x="14.274cm" svg:y="9.927cm">
          <draw:text-box>
            <text:p><text:span text:style-name="T4">※</text:span><text:span text:style-name="T4">集</text:span><text:span text:style-name="T4">合的</text:span><text:span text:style-name="T4">定義</text:span><text:span text:style-name="T4">方法</text:span></text:p>
          </draw:text-box>
        </draw:frame>
        <draw:frame draw:style-name="gr24" draw:text-style-name="P15" draw:layer="layout" svg:width="12.2cm" svg:height="3.095cm" svg:x="15.074cm" svg:y="11.881cm">
          <draw:text-box>
            <text:p><text:span text:style-name="T2">A = </text:span><text:span text:style-name="T2">{a1, </text:span><text:span text:style-name="T2">a2, </text:span><text:span text:style-name="T2">…, </text:span><text:span text:style-name="T2">an}</text:span></text:p>
          </draw:text-box>
        </draw:frame>
        <draw:line draw:style-name="gr25" draw:text-style-name="P1" draw:layer="layout" svg:x1="15.374cm" svg:y1="15.727cm" svg:x2="15.574cm" svg:y2="14.127cm">
          <text:p/>
        </draw:line>
        <draw:line draw:style-name="gr25" draw:text-style-name="P1" draw:layer="layout" svg:x1="18.374cm" svg:y1="15.927cm" svg:x2="18.574cm" svg:y2="14.127cm">
          <text:p/>
        </draw:line>
        <draw:line draw:style-name="gr25" draw:text-style-name="P1" draw:layer="layout" svg:x1="18.424cm" svg:y1="15.928cm" svg:x2="20.574cm" svg:y2="14.327cm">
          <text:p/>
        </draw:line>
        <draw:line draw:style-name="gr25" draw:text-style-name="P1" draw:layer="layout" svg:x1="18.424cm" svg:y1="15.929cm" svg:x2="24.774cm" svg:y2="14.327cm">
          <text:p/>
        </draw:line>
        <draw:frame draw:style-name="gr26" draw:text-style-name="P16" draw:layer="layout" svg:width="1.2cm" svg:height="0.962cm" svg:x="21.374cm" svg:y="13.827cm">
          <draw:text-box>
            <text:p>...</text:p>
          </draw:text-box>
        </draw:frame>
        <draw:frame draw:style-name="gr27" draw:text-style-name="P9" draw:layer="layout" svg:width="2.2cm" svg:height="1.077cm" svg:x="14.174cm" svg:y="15.927cm">
          <draw:text-box>
            <text:p text:style-name="P2"><text:span text:style-name="T5">名稱</text:span></text:p>
          </draw:text-box>
        </draw:frame>
        <draw:frame draw:style-name="gr27" draw:text-style-name="P9" draw:layer="layout" svg:width="2.2cm" svg:height="1.077cm" svg:x="17.174cm" svg:y="15.928cm">
          <draw:text-box>
            <text:p text:style-name="P2"><text:span text:style-name="T5">元素</text:span></text:p>
          </draw:text-box>
        </draw:frame>
        <draw:frame draw:style-name="gr28" draw:text-style-name="P12" draw:layer="layout" svg:width="18.2cm" svg:height="2.233cm" svg:x="8.974cm" svg:y="1.411cm">
          <draw:text-box>
            <text:p text:style-name="P2"><text:span text:style-name="T7">U = </text:span><text:span text:style-name="T7">{</text:span><text:span text:style-name="T7">小</text:span><text:span text:style-name="T7">漢</text:span><text:span text:style-name="T7">, </text:span><text:span text:style-name="T7">小</text:span><text:span text:style-name="T7">松</text:span><text:span text:style-name="T7">, </text:span><text:span text:style-name="T7">小</text:span><text:span text:style-name="T7">明</text:span><text:span text:style-name="T7">, </text:span><text:span text:style-name="T7">小</text:span><text:span text:style-name="T7">芬</text:span><text:span text:style-name="T7">, </text:span><text:span text:style-name="T7">小</text:span><text:span text:style-name="T7">英</text:span><text:span text:style-name="T7">, </text:span><text:span text:style-name="T7">小</text:span><text:span text:style-name="T7">王</text:span><text:span text:style-name="T7">}</text:span></text:p>
          </draw:text-box>
        </draw:frame>
        <draw:line draw:style-name="gr25" draw:text-style-name="P1" draw:layer="layout" svg:x1="20.774cm" svg:y1="7.627cm" svg:x2="10.876cm" svg:y2="11.027cm">
          <text:p/>
        </draw:line>
        <draw:frame draw:style-name="gr12" draw:text-style-name="P16" draw:layer="layout" svg:width="4.8cm" svg:height="0.992cm" svg:x="20.974cm" svg:y="6.827cm">
          <draw:text-box>
            <text:p>男生集合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custom-shape draw:style-name="gr10" draw:text-style-name="P10" draw:layer="layout" svg:width="7cm" svg:height="3.4cm" svg:x="1.001cm" svg:y="0.802cm">
          <text:p text:style-name="P2"><text:span text:style-name="T6">模糊集合</text:span></text:p>
          <text:p text:style-name="P2"><text:span text:style-name="T6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11" draw:layer="layout" svg:width="10cm" svg:height="9.6cm" svg:x="1.3cm" svg:y="8.20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2" draw:layer="layout" svg:width="10.6cm" svg:height="2.474cm" svg:x="0.9cm" svg:y="14.801cm">
            <draw:text-box>
              <text:p text:style-name="P2"><text:span text:style-name="T7">小芳</text:span><text:span text:style-name="T7">, </text:span><text:span text:style-name="T7">小英</text:span><text:span text:style-name="T7">, </text:span><text:span text:style-name="T7">小王</text:span></text:p>
            </draw:text-box>
          </draw:frame>
          <draw:custom-shape draw:style-name="gr21" draw:text-style-name="P13" draw:layer="layout" svg:width="7cm" svg:height="4.599cm" svg:x="2.802cm" svg:y="9.702cm">
            <text:p text:style-name="P2"><text:span text:style-name="T7">小漢</text:span><text:span text:style-name="T7">, </text:span><text:span text:style-name="T7">小松</text:span><text:span text:style-name="T7">, </text:span><text:span text:style-name="T7">小明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9" draw:layer="layout" svg:width="11.6cm" svg:height="1.903cm" svg:x="0.5cm" svg:y="4.45cm">
            <draw:text-box>
              <text:p text:style-name="P2"><text:span text:style-name="T5">男生集</text:span><text:span text:style-name="T5">合 </text:span><text:span text:style-name="T5">= </text:span><text:span text:style-name="T5">{</text:span><text:span text:style-name="T5">小漢</text:span><text:span text:style-name="T5">, </text:span><text:span text:style-name="T5">小松</text:span><text:span text:style-name="T5">, </text:span><text:span text:style-name="T5">小明</text:span><text:span text:style-name="T5">}</text:span></text:p>
            </draw:text-box>
          </draw:frame>
          <draw:frame draw:style-name="gr22" draw:text-style-name="P9" draw:layer="layout" svg:width="11.6cm" svg:height="1.903cm" svg:x="0.5cm" svg:y="5.851cm">
            <draw:text-box>
              <text:p text:style-name="P2"><text:span text:style-name="T5">女生集</text:span><text:span text:style-name="T5">合 </text:span><text:span text:style-name="T5">= </text:span><text:span text:style-name="T5">{</text:span><text:span text:style-name="T5">小芳</text:span><text:span text:style-name="T5">, </text:span><text:span text:style-name="T5">小英</text:span><text:span text:style-name="T5">, </text:span><text:span text:style-name="T5">小王</text:span><text:span text:style-name="T5">}</text:span></text:p>
            </draw:text-box>
          </draw:frame>
        </draw:g>
        <draw:g>
          <draw:frame draw:style-name="gr30" draw:text-style-name="P9" draw:layer="layout" svg:width="1.4cm" svg:height="1.038cm" svg:x="13.1cm" svg:y="2.301cm">
            <draw:text-box>
              <text:p text:style-name="P2"><text:span text:style-name="T5">1</text:span></text:p>
            </draw:text-box>
          </draw:frame>
          <draw:g>
            <draw:frame draw:style-name="gr8" draw:text-style-name="P4" draw:layer="layout" svg:width="1.6cm" svg:height="1.733cm" svg:x="14.5cm" svg:y="10.001cm">
              <draw:text-box>
                <text:p text:style-name="P2">小</text:p>
                <text:p text:style-name="P2">英</text:p>
              </draw:text-box>
            </draw:frame>
            <draw:frame draw:style-name="gr8" draw:text-style-name="P4" draw:layer="layout" svg:width="1.6cm" svg:height="1.733cm" svg:x="16.4cm" svg:y="10.002cm">
              <draw:text-box>
                <text:p text:style-name="P2">小</text:p>
                <text:p text:style-name="P2">松</text:p>
              </draw:text-box>
            </draw:frame>
            <draw:frame draw:style-name="gr8" draw:text-style-name="P4" draw:layer="layout" svg:width="1.6cm" svg:height="1.733cm" svg:x="18.5cm" svg:y="10.003cm">
              <draw:text-box>
                <text:p text:style-name="P2">小</text:p>
                <text:p text:style-name="P2">明</text:p>
              </draw:text-box>
            </draw:frame>
            <draw:frame draw:style-name="gr8" draw:text-style-name="P4" draw:layer="layout" svg:width="1.6cm" svg:height="1.733cm" svg:x="20.7cm" svg:y="10.004cm">
              <draw:text-box>
                <text:p text:style-name="P2">小</text:p>
                <text:p text:style-name="P2">芬</text:p>
              </draw:text-box>
            </draw:frame>
            <draw:frame draw:style-name="gr8" draw:text-style-name="P4" draw:layer="layout" svg:width="1.6cm" svg:height="1.733cm" svg:x="22.8cm" svg:y="10.005cm">
              <draw:text-box>
                <text:p text:style-name="P2">小</text:p>
                <text:p text:style-name="P2">英</text:p>
              </draw:text-box>
            </draw:frame>
            <draw:frame draw:style-name="gr8" draw:text-style-name="P4" draw:layer="layout" svg:width="1.6cm" svg:height="1.733cm" svg:x="24.8cm" svg:y="10.006cm">
              <draw:text-box>
                <text:p text:style-name="P2">小</text:p>
                <text:p text:style-name="P2">王</text:p>
              </draw:text-box>
            </draw:frame>
            <draw:frame draw:style-name="gr30" draw:text-style-name="P9" draw:layer="layout" svg:width="1.4cm" svg:height="1.038cm" svg:x="13.1cm" svg:y="8.901cm">
              <draw:text-box>
                <text:p text:style-name="P2"><text:span text:style-name="T5">0</text:span></text:p>
              </draw:text-box>
            </draw:frame>
            <draw:g>
              <draw:line draw:style-name="gr31" draw:text-style-name="P1" draw:layer="layout" svg:x1="14.3cm" svg:y1="9.301cm" svg:x2="27.5cm" svg:y2="9.301cm">
                <text:p/>
              </draw:line>
              <draw:line draw:style-name="gr32" draw:text-style-name="P1" draw:layer="layout" svg:x1="14.3cm" svg:y1="9.301cm" svg:x2="14.3cm" svg:y2="2.501cm">
                <text:p/>
              </draw:line>
              <draw:line draw:style-name="gr33" draw:text-style-name="P1" draw:layer="layout" svg:x1="15.3cm" svg:y1="9.928cm" svg:x2="15.3cm" svg:y2="8.601cm">
                <text:p/>
              </draw:line>
              <draw:line draw:style-name="gr33" draw:text-style-name="P1" draw:layer="layout" svg:x1="17.3cm" svg:y1="9.929cm" svg:x2="17.3cm" svg:y2="8.602cm">
                <text:p/>
              </draw:line>
              <draw:line draw:style-name="gr33" draw:text-style-name="P1" draw:layer="layout" svg:x1="19.4cm" svg:y1="9.929cm" svg:x2="19.4cm" svg:y2="8.602cm">
                <text:p/>
              </draw:line>
              <draw:line draw:style-name="gr33" draw:text-style-name="P1" draw:layer="layout" svg:x1="21.5cm" svg:y1="9.929cm" svg:x2="21.5cm" svg:y2="8.602cm">
                <text:p/>
              </draw:line>
              <draw:line draw:style-name="gr33" draw:text-style-name="P1" draw:layer="layout" svg:x1="23.6cm" svg:y1="9.929cm" svg:x2="23.6cm" svg:y2="8.602cm">
                <text:p/>
              </draw:line>
              <draw:line draw:style-name="gr33" draw:text-style-name="P1" draw:layer="layout" svg:x1="25.6cm" svg:y1="9.929cm" svg:x2="25.6cm" svg:y2="8.602cm">
                <text:p/>
              </draw:line>
              <draw:custom-shape draw:style-name="gr34" draw:text-style-name="P1" draw:layer="layout" svg:width="4.8cm" svg:height="1.6cm" svg:x="15.6cm" svg:y="5.201cm">
                <text:p text:style-name="P2">(a) 男生的集合</text:p>
                <text:p text:style-name="P2">(明確集合例子)</text:p>
                <draw:enhanced-geometry svg:viewBox="0 0 21600 21600" draw:type="rectangle" draw:enhanced-path="M 0 0 L 21600 0 21600 21600 0 21600 0 0 Z N"/>
              </draw:custom-shape>
              <draw:custom-shape draw:style-name="gr35" draw:text-style-name="P17" draw:layer="layout" svg:width="0.6cm" svg:height="0.6cm" svg:x="15cm" svg:y="3.1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17.001cm" svg:y="3.1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19.202cm" svg:y="3.1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1.203cm" svg:y="9.00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3.304cm" svg:y="9.0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5.305cm" svg:y="9.0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34" draw:text-style-name="P13" draw:layer="layout" svg:width="4.8cm" svg:height="1.6cm" svg:x="3.8cm" svg:y="18.601cm">
          <text:p text:style-name="P2"><text:span text:style-name="T8">像美女的程度</text:span><text:span text:style-name="T7"> </text:span><text:span text:style-name="T7">&gt;&gt; </text:span><text:span text:style-name="T7">歸屬函數</text:span></text:p>
          <draw:enhanced-geometry svg:viewBox="0 0 21600 21600" draw:type="rectangle" draw:enhanced-path="M 0 0 L 21600 0 21600 21600 0 21600 0 0 Z N"/>
        </draw:custom-shape>
        <draw:g>
          <draw:line draw:style-name="gr31" draw:text-style-name="P1" draw:layer="layout" svg:x1="14.31cm" svg:y1="18.301cm" svg:x2="27.51cm" svg:y2="18.301cm">
            <text:p/>
          </draw:line>
          <draw:line draw:style-name="gr32" draw:text-style-name="P1" draw:layer="layout" svg:x1="14.31cm" svg:y1="18.301cm" svg:x2="14.31cm" svg:y2="11.501cm">
            <text:p/>
          </draw:line>
          <draw:line draw:style-name="gr33" draw:text-style-name="P1" draw:layer="layout" svg:x1="15.31cm" svg:y1="18.928cm" svg:x2="15.31cm" svg:y2="17.601cm">
            <text:p/>
          </draw:line>
          <draw:line draw:style-name="gr33" draw:text-style-name="P1" draw:layer="layout" svg:x1="17.31cm" svg:y1="18.929cm" svg:x2="17.31cm" svg:y2="17.602cm">
            <text:p/>
          </draw:line>
          <draw:line draw:style-name="gr33" draw:text-style-name="P1" draw:layer="layout" svg:x1="19.41cm" svg:y1="18.929cm" svg:x2="19.41cm" svg:y2="17.602cm">
            <text:p/>
          </draw:line>
          <draw:line draw:style-name="gr33" draw:text-style-name="P1" draw:layer="layout" svg:x1="21.51cm" svg:y1="18.929cm" svg:x2="21.51cm" svg:y2="17.602cm">
            <text:p/>
          </draw:line>
          <draw:line draw:style-name="gr33" draw:text-style-name="P1" draw:layer="layout" svg:x1="23.61cm" svg:y1="18.929cm" svg:x2="23.61cm" svg:y2="17.602cm">
            <text:p/>
          </draw:line>
          <draw:line draw:style-name="gr33" draw:text-style-name="P1" draw:layer="layout" svg:x1="25.61cm" svg:y1="18.929cm" svg:x2="25.61cm" svg:y2="17.602cm">
            <text:p/>
          </draw:line>
          <draw:frame draw:style-name="gr8" draw:text-style-name="P4" draw:layer="layout" svg:width="1.6cm" svg:height="1.733cm" svg:x="14.51cm" svg:y="19.001cm">
            <draw:text-box>
              <text:p text:style-name="P2">小</text:p>
              <text:p text:style-name="P2">英</text:p>
            </draw:text-box>
          </draw:frame>
          <draw:frame draw:style-name="gr8" draw:text-style-name="P4" draw:layer="layout" svg:width="1.6cm" svg:height="1.733cm" svg:x="16.41cm" svg:y="19.002cm">
            <draw:text-box>
              <text:p text:style-name="P2">小</text:p>
              <text:p text:style-name="P2">松</text:p>
            </draw:text-box>
          </draw:frame>
          <draw:frame draw:style-name="gr8" draw:text-style-name="P4" draw:layer="layout" svg:width="1.6cm" svg:height="1.733cm" svg:x="18.51cm" svg:y="19.003cm">
            <draw:text-box>
              <text:p text:style-name="P2">小</text:p>
              <text:p text:style-name="P2">明</text:p>
            </draw:text-box>
          </draw:frame>
          <draw:frame draw:style-name="gr8" draw:text-style-name="P4" draw:layer="layout" svg:width="1.6cm" svg:height="1.733cm" svg:x="20.71cm" svg:y="19.004cm">
            <draw:text-box>
              <text:p text:style-name="P2">小</text:p>
              <text:p text:style-name="P2">芬</text:p>
            </draw:text-box>
          </draw:frame>
          <draw:frame draw:style-name="gr8" draw:text-style-name="P4" draw:layer="layout" svg:width="1.6cm" svg:height="1.733cm" svg:x="22.81cm" svg:y="19.005cm">
            <draw:text-box>
              <text:p text:style-name="P2">小</text:p>
              <text:p text:style-name="P2">英</text:p>
            </draw:text-box>
          </draw:frame>
          <draw:frame draw:style-name="gr8" draw:text-style-name="P4" draw:layer="layout" svg:width="1.6cm" svg:height="1.733cm" svg:x="24.81cm" svg:y="19.006cm">
            <draw:text-box>
              <text:p text:style-name="P2">小</text:p>
              <text:p text:style-name="P2">王</text:p>
            </draw:text-box>
          </draw:frame>
          <draw:frame draw:style-name="gr30" draw:text-style-name="P9" draw:layer="layout" svg:width="1.4cm" svg:height="1.038cm" svg:x="13.1cm" svg:y="17.801cm">
            <draw:text-box>
              <text:p text:style-name="P2"><text:span text:style-name="T5">0</text:span></text:p>
            </draw:text-box>
          </draw:frame>
          <draw:frame draw:style-name="gr30" draw:text-style-name="P9" draw:layer="layout" svg:width="1.7cm" svg:height="1.038cm" svg:x="12.8cm" svg:y="14.801cm">
            <draw:text-box>
              <text:p text:style-name="P2"><text:span text:style-name="T5">0.5</text:span></text:p>
            </draw:text-box>
          </draw:frame>
          <draw:custom-shape draw:style-name="gr34" draw:text-style-name="P1" draw:layer="layout" svg:width="4.8cm" svg:height="1.6cm" svg:x="15.8cm" svg:y="14.201cm">
            <text:p text:style-name="P2">(b) 女生的集合</text:p>
            <text:p text:style-name="P2">(模糊集合例子)</text:p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6cm" svg:height="0.6cm" svg:x="21.203cm" svg:y="16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23.204cm" svg:y="15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25.205cm" svg:y="13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5.001cm" svg:y="1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7.002cm" svg:y="18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9.103cm" svg:y="18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9" draw:layer="layout" svg:width="1.4cm" svg:height="1.038cm" svg:x="13.1cm" svg:y="11.301cm">
            <draw:text-box>
              <text:p text:style-name="P2"><text:span text:style-name="T5">1</text:span></text:p>
            </draw:text-box>
          </draw:frame>
          <draw:frame draw:style-name="gr36" draw:text-style-name="P16" draw:layer="layout" svg:width="0.8cm" svg:height="4.697cm" svg:x="14.4cm" svg:y="12.601cm">
            <draw:text-box>
              <text:p>像美女的程度</text:p>
            </draw:text-box>
          </draw:frame>
        </draw:g>
        <draw:frame draw:style-name="gr28" draw:text-style-name="P12" draw:layer="layout" svg:width="18.2cm" svg:height="2.233cm" svg:x="9cm" svg:y="0.386cm">
          <draw:text-box>
            <text:p text:style-name="P2"><text:span text:style-name="T7">U = </text:span><text:span text:style-name="T7">{</text:span><text:span text:style-name="T7">小</text:span><text:span text:style-name="T7">漢</text:span><text:span text:style-name="T7">, </text:span><text:span text:style-name="T7">小</text:span><text:span text:style-name="T7">松</text:span><text:span text:style-name="T7">, </text:span><text:span text:style-name="T7">小</text:span><text:span text:style-name="T7">明</text:span><text:span text:style-name="T7">, </text:span><text:span text:style-name="T7">小</text:span><text:span text:style-name="T7">芬</text:span><text:span text:style-name="T7">, </text:span><text:span text:style-name="T7">小</text:span><text:span text:style-name="T7">英</text:span><text:span text:style-name="T7">, </text:span><text:span text:style-name="T7">小</text:span><text:span text:style-name="T7">王</text:span><text:span text:style-name="T7">}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custom-shape draw:style-name="gr10" draw:text-style-name="P10" draw:layer="layout" svg:width="7cm" svg:height="3.4cm" svg:x="1.001cm" svg:y="0.775cm">
          <text:p text:style-name="P2"><text:span text:style-name="T6">歸屬函數</text:span></text:p>
          <text:p text:style-name="P2"><text:span text:style-name="T6">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8cm" svg:height="3.164cm" svg:x="0cm" svg:y="17.674cm">
          <draw:text-box>
            <text:p text:style-name="P2"><text:span text:style-name="T9">溫暖</text:span><text:span text:style-name="T9">的溫</text:span><text:span text:style-name="T9">度 </text:span><text:span text:style-name="T9">= </text:span><text:span text:style-name="T9">{ X | </text:span><text:span text:style-name="T9">15 ≦ </text:span><text:span text:style-name="T9">X ≦ </text:span><text:span text:style-name="T9">28 }</text:span></text:p>
          </draw:text-box>
        </draw:frame>
        <draw:line draw:style-name="gr31" draw:text-style-name="P1" draw:layer="layout" svg:x1="5.384cm" svg:y1="14.274cm" svg:x2="21.884cm" svg:y2="14.274cm">
          <text:p/>
        </draw:line>
        <draw:line draw:style-name="gr32" draw:text-style-name="P1" draw:layer="layout" svg:x1="6.484cm" svg:y1="14.974cm" svg:x2="6.484cm" svg:y2="4.974cm">
          <text:p/>
        </draw:line>
        <draw:line draw:style-name="gr33" draw:text-style-name="P1" xml:id="id13" draw:id="id13" draw:layer="layout" svg:x1="8.284cm" svg:y1="14.901cm" svg:x2="8.284cm" svg:y2="13.574cm">
          <text:p/>
        </draw:line>
        <draw:line draw:style-name="gr33" draw:text-style-name="P1" draw:layer="layout" svg:x1="10.284cm" svg:y1="14.902cm" svg:x2="10.284cm" svg:y2="13.575cm">
          <text:p/>
        </draw:line>
        <draw:line draw:style-name="gr33" draw:text-style-name="P1" draw:layer="layout" svg:x1="12.384cm" svg:y1="14.902cm" svg:x2="12.384cm" svg:y2="13.575cm">
          <text:p/>
        </draw:line>
        <draw:line draw:style-name="gr33" draw:text-style-name="P1" draw:layer="layout" svg:x1="14.484cm" svg:y1="14.902cm" svg:x2="14.484cm" svg:y2="13.575cm">
          <text:p/>
        </draw:line>
        <draw:line draw:style-name="gr33" draw:text-style-name="P1" draw:layer="layout" svg:x1="16.584cm" svg:y1="14.902cm" svg:x2="16.584cm" svg:y2="13.575cm">
          <text:p/>
        </draw:line>
        <draw:line draw:style-name="gr33" draw:text-style-name="P1" draw:layer="layout" svg:x1="18.584cm" svg:y1="14.902cm" svg:x2="18.584cm" svg:y2="13.575cm">
          <text:p/>
        </draw:line>
        <draw:frame draw:style-name="gr30" draw:text-style-name="P9" draw:layer="layout" svg:width="1.4cm" svg:height="1.038cm" svg:x="5.374cm" svg:y="6.774cm">
          <draw:text-box>
            <text:p text:style-name="P2"><text:span text:style-name="T5">1</text:span></text:p>
          </draw:text-box>
        </draw:frame>
        <draw:line draw:style-name="gr33" draw:text-style-name="P1" draw:layer="layout" svg:x1="6.484cm" svg:y1="14.876cm" svg:x2="6.484cm" svg:y2="13.549cm">
          <text:p/>
        </draw:line>
        <draw:frame draw:style-name="gr30" draw:text-style-name="P9" draw:layer="layout" svg:width="1.4cm" svg:height="1.038cm" svg:x="5.374cm" svg:y="13.274cm">
          <draw:text-box>
            <text:p text:style-name="P2"><text:span text:style-name="T5">0</text:span></text:p>
          </draw:text-box>
        </draw:frame>
        <draw:line draw:style-name="gr38" draw:text-style-name="P1" xml:id="id11" draw:id="id11" draw:layer="layout" svg:x1="11.374cm" svg:y1="14.274cm" svg:x2="11.374cm" svg:y2="7.374cm">
          <text:p/>
        </draw:line>
        <draw:line draw:style-name="gr39" draw:text-style-name="P1" xml:id="id12" draw:id="id12" draw:layer="layout" svg:x1="17.574cm" svg:y1="14.274cm" svg:x2="17.574cm" svg:y2="7.374cm">
          <text:p/>
        </draw:line>
        <draw:connector draw:style-name="gr38" draw:text-style-name="P1" draw:layer="layout" draw:type="curve" svg:x1="11.374cm" svg:y1="7.374cm" svg:x2="17.574cm" svg:y2="7.374cm" draw:start-shape="id11" draw:start-glue-point="0" draw:end-shape="id12" draw:end-glue-point="0" svg:d="M11374 7374h6200" svg:viewBox="0 0 6201 1">
          <text:p/>
        </draw:connector>
        <draw:line draw:style-name="gr40" draw:text-style-name="P1" draw:layer="layout" svg:x1="18.974cm" svg:y1="5.574cm" svg:x2="16.574cm" svg:y2="7.374cm">
          <text:p/>
        </draw:line>
        <draw:frame draw:style-name="gr41" draw:text-style-name="P19" draw:layer="layout" svg:width="4cm" svg:height="1.242cm" svg:x="17.174cm" svg:y="4.374cm">
          <draw:text-box>
            <text:p><text:span text:style-name="T10">明確集合</text:span></text:p>
          </draw:text-box>
        </draw:frame>
        <draw:connector draw:style-name="gr42" draw:text-style-name="P1" draw:layer="layout" draw:type="curve" svg:x1="11.374cm" svg:y1="7.374cm" svg:x2="8.284cm" svg:y2="14.237cm" draw:start-shape="id11" draw:start-glue-point="0" draw:end-shape="id13" draw:end-glue-point="1" svg:d="M11374 7374c-2317 0-773 6863-3090 6863" svg:viewBox="0 0 3091 6864">
          <text:p/>
        </draw:connector>
        <draw:connector draw:style-name="gr43" draw:text-style-name="P1" draw:layer="layout" draw:type="curve" svg:x1="17.574cm" svg:y1="7.374cm" svg:x2="20.599cm" svg:y2="14.254cm" draw:start-shape="id12" draw:start-glue-point="0" draw:end-shape="id14" draw:end-glue-point="1" svg:d="M17574 7374c2260 0 748 6880 3025 6880" svg:viewBox="0 0 3026 6881">
          <text:p/>
        </draw:connector>
        <draw:line draw:style-name="gr44" draw:text-style-name="P1" draw:layer="layout" svg:x1="21.675cm" svg:y1="8.074cm" svg:x2="19.275cm" svg:y2="9.874cm">
          <text:p/>
        </draw:line>
        <draw:frame draw:style-name="gr41" draw:text-style-name="P20" draw:layer="layout" svg:width="4cm" svg:height="1.242cm" svg:x="20.874cm" svg:y="6.774cm">
          <draw:text-box>
            <text:p><text:span text:style-name="T11">模糊集合</text:span></text:p>
          </draw:text-box>
        </draw:frame>
        <draw:frame draw:style-name="gr28" draw:text-style-name="P21" draw:layer="layout" svg:width="7.4cm" svg:height="2.233cm" svg:x="1.7cm" svg:y="3.976cm">
          <draw:text-box>
            <text:p text:style-name="P2"><text:span text:style-name="T12">u</text:span><text:span text:style-name="T13">A</text:span></text:p>
          </draw:text-box>
        </draw:frame>
        <draw:frame draw:style-name="gr8" draw:text-style-name="P4" draw:layer="layout" svg:width="1.6cm" svg:height="1.733cm" svg:x="9.384cm" svg:y="14.476cm">
          <draw:text-box>
            <text:p text:style-name="P2">10</text:p>
          </draw:text-box>
        </draw:frame>
        <draw:frame draw:style-name="gr8" draw:text-style-name="P4" draw:layer="layout" svg:width="1.6cm" svg:height="1.733cm" svg:x="11.484cm" svg:y="14.477cm">
          <draw:text-box>
            <text:p text:style-name="P2">20</text:p>
          </draw:text-box>
        </draw:frame>
        <draw:frame draw:style-name="gr8" draw:text-style-name="P4" draw:layer="layout" svg:width="1.916cm" svg:height="1.733cm" svg:x="13.484cm" svg:y="14.478cm">
          <draw:text-box>
            <text:p text:style-name="P2">22.5</text:p>
          </draw:text-box>
        </draw:frame>
        <draw:frame draw:style-name="gr8" draw:text-style-name="P4" draw:layer="layout" svg:width="1.6cm" svg:height="1.733cm" svg:x="15.784cm" svg:y="14.479cm">
          <draw:text-box>
            <text:p text:style-name="P2">25</text:p>
          </draw:text-box>
        </draw:frame>
        <draw:frame draw:style-name="gr8" draw:text-style-name="P4" draw:layer="layout" svg:width="1.6cm" svg:height="1.733cm" svg:x="17.784cm" svg:y="14.48cm">
          <draw:text-box>
            <text:p text:style-name="P2">30</text:p>
          </draw:text-box>
        </draw:frame>
        <draw:frame draw:style-name="gr8" draw:text-style-name="P4" draw:layer="layout" svg:width="1.6cm" svg:height="1.733cm" svg:x="7.484cm" svg:y="14.475cm">
          <draw:text-box>
            <text:p text:style-name="P2">0</text:p>
          </draw:text-box>
        </draw:frame>
        <draw:frame draw:style-name="gr8" draw:text-style-name="P4" draw:layer="layout" svg:width="1.6cm" svg:height="1.733cm" svg:x="5.584cm" svg:y="14.45cm">
          <draw:text-box>
            <text:p text:style-name="P2">-10</text:p>
          </draw:text-box>
        </draw:frame>
        <draw:frame draw:style-name="gr45" draw:text-style-name="P4" draw:layer="layout" svg:width="1.63cm" svg:height="1.775cm" svg:x="19.784cm" svg:y="14.5cm">
          <draw:text-box>
            <text:p text:style-name="P2">40</text:p>
          </draw:text-box>
        </draw:frame>
        <draw:line draw:style-name="gr33" draw:text-style-name="P1" xml:id="id14" draw:id="id14" draw:layer="layout" svg:x1="20.599cm" svg:y1="14.934cm" svg:x2="20.599cm" svg:y2="13.575cm">
          <text:p/>
        </draw:line>
        <draw:connector draw:style-name="gr38" draw:text-style-name="P1" draw:layer="layout" draw:type="curve" svg:x1="17.574cm" svg:y1="14.274cm" svg:x2="20.599cm" svg:y2="14.254cm" draw:start-shape="id12" draw:end-shape="id14" draw:end-glue-point="1" svg:d="M17574 14274c2260 0 748-20 3025-20" svg:viewBox="0 0 3026 21">
          <text:p/>
        </draw:connector>
        <draw:connector draw:style-name="gr38" draw:text-style-name="P1" draw:layer="layout" draw:type="curve" svg:x1="6.475cm" svg:y1="14.274cm" svg:x2="11.375cm" svg:y2="14.254cm" svg:d="M6475 14274c3675 0 1225-20 4900-20" svg:viewBox="0 0 4901 21">
          <text:p/>
        </draw:connector>
        <draw:custom-shape draw:style-name="gr46" draw:text-style-name="P22" draw:layer="layout" svg:width="0.4cm" svg:height="0.4cm" svg:x="11.2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draw:layer="layout" svg:width="0.4cm" svg:height="0.4cm" svg:x="17.4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4cm" svg:height="0.4cm" svg:x="6.302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0.4cm" svg:height="0.4cm" svg:x="20.403cm" svg:y="1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4" draw:layer="layout" svg:width="1.5cm" svg:height="0.962cm" svg:x="10.7cm" svg:y="14.4cm">
          <draw:text-box>
            <text:p text:style-name="P23"><text:span text:style-name="T14">15</text:span></text:p>
          </draw:text-box>
        </draw:frame>
        <draw:frame draw:style-name="gr48" draw:text-style-name="P24" draw:layer="layout" svg:width="1.5cm" svg:height="0.962cm" svg:x="17cm" svg:y="14.4cm">
          <draw:text-box>
            <text:p text:style-name="P23"><text:span text:style-name="T14">28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connector draw:style-name="gr42" draw:text-style-name="P1" draw:layer="layout" draw:type="curve" svg:x1="20.874cm" svg:y1="7.375cm" svg:x2="17.784cm" svg:y2="14.238cm" svg:d="M20874 7375c-2317 0-773 6863-3090 6863" svg:viewBox="0 0 3091 6864">
          <text:p/>
        </draw:connector>
        <draw:custom-shape draw:style-name="gr10" draw:text-style-name="P10" draw:layer="layout" svg:width="7cm" svg:height="3.4cm" svg:x="1.001cm" svg:y="0.775cm">
          <text:p text:style-name="P2"><text:span text:style-name="T6">歸屬函數</text:span></text:p>
          <text:p text:style-name="P2"><text:span text:style-name="T6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8cm" svg:height="3.164cm" svg:x="0cm" svg:y="17.674cm">
          <draw:text-box>
            <text:p text:style-name="P2"><text:span text:style-name="T9">不</text:span><text:span text:style-name="T9">溫</text:span><text:span text:style-name="T9">暖</text:span><text:span text:style-name="T9">的</text:span><text:span text:style-name="T9">溫</text:span><text:span text:style-name="T9">度 </text:span><text:span text:style-name="T9">= </text:span><text:span text:style-name="T9">{ </text:span><text:span text:style-name="T9">X </text:span><text:span text:style-name="T9">| </text:span><text:span text:style-name="T9">-1</text:span><text:span text:style-name="T9">0 </text:span><text:span text:style-name="T9">≦ </text:span><text:span text:style-name="T9">X </text:span><text:span text:style-name="T9">≦ </text:span><text:span text:style-name="T9">1</text:span><text:span text:style-name="T9">5 <text:s/></text:span><text:span text:style-name="T9"><text:s text:c="2"/></text:span><text:span text:style-name="T9">or </text:span><text:span text:style-name="T9"><text:s text:c="3"/></text:span><text:span text:style-name="T9">2</text:span><text:span text:style-name="T9">8 </text:span><text:span text:style-name="T9">≦ </text:span><text:span text:style-name="T9">X </text:span><text:span text:style-name="T9">≦ </text:span><text:span text:style-name="T9">4</text:span><text:span text:style-name="T9">0}</text:span></text:p>
          </draw:text-box>
        </draw:frame>
        <draw:frame draw:style-name="gr28" draw:text-style-name="P21" draw:layer="layout" svg:width="7.4cm" svg:height="2.233cm" svg:x="1.7cm" svg:y="3.976cm">
          <draw:text-box>
            <text:p text:style-name="P2"><text:span text:style-name="T12">u</text:span><text:span text:style-name="T13">B</text:span></text:p>
          </draw:text-box>
        </draw:frame>
        <draw:line draw:style-name="gr31" draw:text-style-name="P1" draw:layer="layout" svg:x1="5.384cm" svg:y1="14.274cm" svg:x2="21.884cm" svg:y2="14.274cm">
          <text:p/>
        </draw:line>
        <draw:line draw:style-name="gr32" draw:text-style-name="P1" draw:layer="layout" svg:x1="6.484cm" svg:y1="14.974cm" svg:x2="6.484cm" svg:y2="4.974cm">
          <text:p/>
        </draw:line>
        <draw:line draw:style-name="gr33" draw:text-style-name="P1" draw:layer="layout" svg:x1="10.284cm" svg:y1="14.902cm" svg:x2="10.284cm" svg:y2="13.575cm">
          <text:p/>
        </draw:line>
        <draw:line draw:style-name="gr33" draw:text-style-name="P1" draw:layer="layout" svg:x1="12.384cm" svg:y1="14.902cm" svg:x2="12.384cm" svg:y2="13.575cm">
          <text:p/>
        </draw:line>
        <draw:line draw:style-name="gr33" draw:text-style-name="P1" draw:layer="layout" svg:x1="14.484cm" svg:y1="14.902cm" svg:x2="14.484cm" svg:y2="13.575cm">
          <text:p/>
        </draw:line>
        <draw:line draw:style-name="gr33" draw:text-style-name="P1" draw:layer="layout" svg:x1="16.584cm" svg:y1="14.902cm" svg:x2="16.584cm" svg:y2="13.575cm">
          <text:p/>
        </draw:line>
        <draw:line draw:style-name="gr33" draw:text-style-name="P1" draw:layer="layout" svg:x1="18.584cm" svg:y1="14.902cm" svg:x2="18.584cm" svg:y2="13.575cm">
          <text:p/>
        </draw:line>
        <draw:frame draw:style-name="gr8" draw:text-style-name="P4" draw:layer="layout" svg:width="1.6cm" svg:height="1.733cm" svg:x="9.384cm" svg:y="14.475cm">
          <draw:text-box>
            <text:p text:style-name="P2">10</text:p>
          </draw:text-box>
        </draw:frame>
        <draw:frame draw:style-name="gr8" draw:text-style-name="P4" draw:layer="layout" svg:width="1.6cm" svg:height="1.733cm" svg:x="11.484cm" svg:y="14.476cm">
          <draw:text-box>
            <text:p text:style-name="P2">20</text:p>
          </draw:text-box>
        </draw:frame>
        <draw:frame draw:style-name="gr8" draw:text-style-name="P4" draw:layer="layout" svg:width="1.916cm" svg:height="1.733cm" svg:x="13.484cm" svg:y="14.477cm">
          <draw:text-box>
            <text:p text:style-name="P2">22.5</text:p>
          </draw:text-box>
        </draw:frame>
        <draw:frame draw:style-name="gr8" draw:text-style-name="P4" draw:layer="layout" svg:width="1.6cm" svg:height="1.733cm" svg:x="15.784cm" svg:y="14.478cm">
          <draw:text-box>
            <text:p text:style-name="P2">25</text:p>
          </draw:text-box>
        </draw:frame>
        <draw:frame draw:style-name="gr8" draw:text-style-name="P4" draw:layer="layout" svg:width="1.6cm" svg:height="1.733cm" svg:x="17.784cm" svg:y="14.479cm">
          <draw:text-box>
            <text:p text:style-name="P2">30</text:p>
          </draw:text-box>
        </draw:frame>
        <draw:line draw:style-name="gr40" draw:text-style-name="P1" draw:layer="layout" svg:x1="21.574cm" svg:y1="4.974cm" svg:x2="19.174cm" svg:y2="6.774cm">
          <text:p/>
        </draw:line>
        <draw:frame draw:style-name="gr41" draw:text-style-name="P19" draw:layer="layout" svg:width="4cm" svg:height="1.242cm" svg:x="19.874cm" svg:y="3.774cm">
          <draw:text-box>
            <text:p><text:span text:style-name="T10">明</text:span><text:span text:style-name="T10">確</text:span><text:span text:style-name="T10">集</text:span><text:span text:style-name="T10">合</text:span></text:p>
          </draw:text-box>
        </draw:frame>
        <draw:connector draw:style-name="gr38" draw:text-style-name="P1" draw:layer="layout" draw:type="curve" svg:x1="6.574cm" svg:y1="7.374cm" svg:x2="11.374cm" svg:y2="7.374cm" svg:d="M6574 7374h4800" svg:viewBox="0 0 4801 1">
          <text:p/>
        </draw:connector>
        <draw:connector draw:style-name="gr38" draw:text-style-name="P1" draw:layer="layout" draw:type="curve" svg:x1="17.574cm" svg:y1="7.374cm" svg:x2="20.474cm" svg:y2="7.374cm" svg:d="M17574 7374h2900" svg:viewBox="0 0 2901 1">
          <text:p/>
        </draw:connector>
        <draw:line draw:style-name="gr44" draw:text-style-name="P1" draw:layer="layout" svg:x1="21.7cm" svg:y1="10.074cm" svg:x2="20.374cm" svg:y2="9cm">
          <text:p/>
        </draw:line>
        <draw:frame draw:style-name="gr41" draw:text-style-name="P20" draw:layer="layout" svg:width="4cm" svg:height="1.242cm" svg:x="21.574cm" svg:y="10.374cm">
          <draw:text-box>
            <text:p><text:span text:style-name="T11">模</text:span><text:span text:style-name="T11">糊</text:span><text:span text:style-name="T11">集</text:span><text:span text:style-name="T11">合</text:span></text:p>
          </draw:text-box>
        </draw:frame>
        <draw:line draw:style-name="gr33" draw:text-style-name="P1" draw:layer="layout" svg:x1="8.284cm" svg:y1="14.901cm" svg:x2="8.284cm" svg:y2="13.574cm">
          <text:p/>
        </draw:line>
        <draw:frame draw:style-name="gr8" draw:text-style-name="P4" draw:layer="layout" svg:width="1.6cm" svg:height="1.733cm" svg:x="7.484cm" svg:y="14.474cm">
          <draw:text-box>
            <text:p text:style-name="P2">0</text:p>
          </draw:text-box>
        </draw:frame>
        <draw:frame draw:style-name="gr30" draw:text-style-name="P9" draw:layer="layout" svg:width="1.4cm" svg:height="1.038cm" svg:x="5.374cm" svg:y="6.774cm">
          <draw:text-box>
            <text:p text:style-name="P2"><text:span text:style-name="T5">1</text:span></text:p>
          </draw:text-box>
        </draw:frame>
        <draw:line draw:style-name="gr33" draw:text-style-name="P1" draw:layer="layout" svg:x1="6.484cm" svg:y1="14.876cm" svg:x2="6.484cm" svg:y2="13.549cm">
          <text:p/>
        </draw:line>
        <draw:frame draw:style-name="gr8" draw:text-style-name="P4" draw:layer="layout" svg:width="1.6cm" svg:height="1.733cm" svg:x="5.584cm" svg:y="14.449cm">
          <draw:text-box>
            <text:p text:style-name="P2">-10</text:p>
          </draw:text-box>
        </draw:frame>
        <draw:frame draw:style-name="gr30" draw:text-style-name="P9" draw:layer="layout" svg:width="1.4cm" svg:height="1.038cm" svg:x="5.374cm" svg:y="13.274cm">
          <draw:text-box>
            <text:p text:style-name="P2"><text:span text:style-name="T5">0</text:span></text:p>
          </draw:text-box>
        </draw:frame>
        <draw:connector draw:style-name="gr43" draw:text-style-name="P1" draw:layer="layout" draw:type="curve" svg:x1="6.701cm" svg:y1="7.401cm" svg:x2="11.2cm" svg:y2="14.2cm" draw:start-shape="id15" draw:start-glue-point="10" draw:end-shape="id16" draw:end-glue-point="6" svg:d="M6701 7401c3375 0 1126 6799 4499 6799" svg:viewBox="0 0 4500 6800">
          <text:p/>
        </draw:connector>
        <draw:connector draw:style-name="gr38" draw:text-style-name="P1" draw:layer="layout" draw:type="curve" svg:x1="11.374cm" svg:y1="14.174cm" svg:x2="17.574cm" svg:y2="14.174cm" svg:d="M11374 14174h6200" svg:viewBox="0 0 6201 1">
          <text:p/>
        </draw:connector>
        <draw:line draw:style-name="gr33" draw:text-style-name="P1" draw:layer="layout" svg:x1="20.599cm" svg:y1="14.933cm" svg:x2="20.599cm" svg:y2="13.574cm">
          <text:p/>
        </draw:line>
        <draw:frame draw:style-name="gr45" draw:text-style-name="P4" draw:layer="layout" svg:width="1.63cm" svg:height="1.775cm" svg:x="19.784cm" svg:y="14.499cm">
          <draw:text-box>
            <text:p text:style-name="P2">40</text:p>
          </draw:text-box>
        </draw:frame>
        <draw:custom-shape draw:style-name="gr49" draw:text-style-name="P22" xml:id="id16" draw:id="id16" draw:layer="layout" svg:width="0.4cm" svg:height="0.4cm" svg:x="11.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draw:layer="layout" svg:width="0.4cm" svg:height="0.4cm" svg:x="17.4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15" draw:id="id15" draw:layer="layout" svg:width="0.4cm" svg:height="0.4cm" svg:x="6.3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4" draw:layer="layout" svg:width="1.5cm" svg:height="0.962cm" svg:x="17cm" svg:y="14.4cm">
          <draw:text-box>
            <text:p text:style-name="P23"><text:span text:style-name="T14">28</text:span></text:p>
          </draw:text-box>
        </draw:frame>
        <draw:frame draw:style-name="gr48" draw:text-style-name="P24" draw:layer="layout" svg:width="1.5cm" svg:height="0.962cm" svg:x="10.7cm" svg:y="14.4cm">
          <draw:text-box>
            <text:p text:style-name="P23"><text:span text:style-name="T14">15</text:span></text:p>
          </draw:text-box>
        </draw:frame>
        <draw:custom-shape draw:style-name="gr47" draw:text-style-name="P17" draw:layer="layout" svg:width="0.4cm" svg:height="0.4cm" svg:x="20.404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1.374cm" svg:y1="14.274cm" svg:x2="11.374cm" svg:y2="7.374cm">
          <text:p/>
        </draw:line>
        <draw:line draw:style-name="gr39" draw:text-style-name="P1" draw:layer="layout" svg:x1="17.574cm" svg:y1="14.274cm" svg:x2="17.574cm" svg:y2="7.374cm">
          <text:p/>
        </draw:lin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7:31:39.415280374</meta:creation-date>
    <dc:date>2017-03-16T11:17:25.872814467</dc:date>
    <meta:editing-duration>PT51M37S</meta:editing-duration>
    <meta:editing-cycles>19</meta:editing-cycles>
    <meta:generator>LibreOffice/5.2.5.1$Linux_X86_64 LibreOffice_project/0312e1a284a7d50ca85a365c316c7abbf20a4d22</meta:generator>
    <meta:document-statistic meta:object-count="228"/>
  </office:meta>
</office:document-meta>
</file>